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ae931" officeooo:paragraph-rsid="001ae93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ae931" officeooo:paragraph-rsid="001ae931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 fo:break-before="pag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bold" officeooo:rsid="001f17e1" officeooo:paragraph-rsid="001f17e1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weight="bold" officeooo:paragraph-rsid="001b671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1f17e1" style:font-size-asian="12pt" style:font-size-complex="12pt"/>
    </style:style>
    <style:style style:name="P10" style:family="paragraph" style:parent-style-name="Heading_20_3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b671f" officeooo:paragraph-rsid="001b671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reak-before="page"/>
      <style:text-properties fo:font-variant="normal" fo:text-transform="none" fo:color="#000000" loext:opacity="100%" style:font-name="Times New Roman" fo:font-size="12pt" fo:letter-spacing="normal" fo:font-style="normal" fo:font-weight="bold" officeooo:rsid="001f17e1" officeooo:paragraph-rsid="001f17e1" style:font-size-asian="12pt" style:font-weight-asian="bold" style:font-size-complex="12pt" style:font-weight-complex="bold"/>
    </style:style>
    <style:style style:name="P12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529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-0.026cm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.529cm" style:contextual-spacing="false" fo:line-height="150%" fo:text-align="justify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fo:font-weight="normal" officeooo:paragraph-rsid="001f17e1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officeooo:rsid="001f17e1" officeooo:paragraph-rsid="001f17e1" style:font-size-asian="12pt" style:font-weight-asian="bold" style:font-size-complex="12pt" style:font-weight-complex="bold"/>
    </style:style>
    <style:style style:name="P20" style:family="paragraph" style:parent-style-name="Heading_20_3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officeooo:rsid="001f17e1" officeooo:paragraph-rsid="001f17e1" style:font-size-asian="12pt" style:font-weight-asian="bold" style:font-size-complex="12pt" style:font-weight-complex="bold"/>
    </style:style>
    <style:style style:name="T1" style:family="text">
      <style:text-properties officeooo:rsid="001b671f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b671f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 officeooo:rsid="001f17e1" style:font-weight-asian="bold" style:font-weight-complex="bold"/>
    </style:style>
    <style:style style:name="T6" style:family="text">
      <style:text-properties fo:font-variant="normal" fo:text-transform="none" fo:letter-spacing="normal" fo:font-style="normal" officeooo:rsid="00201859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tyle-asian="normal" style:font-style-complex="normal"/>
    </style:style>
    <style:style style:name="T12" style:family="text">
      <style:text-properties fo:font-weight="normal" officeooo:rsid="00220d82" style:font-style-asian="normal" style:font-style-complex="normal"/>
    </style:style>
    <style:style style:name="T13" style:family="text">
      <style:text-properties fo:font-weight="normal" officeooo:rsid="00220d82"/>
    </style:style>
    <style:style style:name="T14" style:family="text">
      <style:text-properties officeooo:rsid="001b671f" style:font-weight-asian="bold" style:font-weight-complex="bold"/>
    </style:style>
    <style:style style:name="T15" style:family="text">
      <style:text-properties fo:font-style="italic" fo:font-weight="normal" style:font-weight-asian="normal" style:font-weight-complex="normal"/>
    </style:style>
    <style:style style:name="T16" style:family="text">
      <style:text-properties officeooo:rsid="001d8735"/>
    </style:style>
    <style:style style:name="T17" style:family="text">
      <style:text-properties style:font-name="Times New Roman" style:text-underline-style="none" fo:font-weight="normal"/>
    </style:style>
    <style:style style:name="T18" style:family="text">
      <style:text-properties style:font-name="Times New Roman" style:text-underline-style="none" fo:font-weight="normal" style:font-style-asian="normal" style:font-style-complex="normal"/>
    </style:style>
    <style:style style:name="T19" style:family="text">
      <style:text-properties style:font-name="Times New Roman" style:text-underline-style="none" fo:font-weight="normal" officeooo:rsid="00201859"/>
    </style:style>
    <style:style style:name="T20" style:family="text">
      <style:text-properties officeooo:rsid="00201859"/>
    </style:style>
    <style:style style:name="T21" style:family="text">
      <style:text-properties officeooo:rsid="0023b5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SCOLA ESTADUAL ALBERTO VICENTE PEREIRA</text:p>
      <text:p text:style-name="P2"/>
      <text:p text:style-name="P2"/>
      <text:p text:style-name="P2"/>
      <text:p text:style-name="P2"/>
      <text:p text:style-name="P2">S<text:span text:style-name="T21">ABRINA SILVA SOAR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NCIPAIS TIPOS DE RE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visópolis-MG</text:p>
      <text:p text:style-name="P2">2024</text:p>
      <text:p text:style-name="P3">INTRODUÇÃO</text:p>
      <text:p text:style-name="P4"/>
      <text:p text:style-name="P8"><text:span text:style-name="T4">No contexto da informática, uma rede consiste em diversos processadores que estão interligados e compartilham recursos entre si. Antes, essas redes existiam principalmente dentro de escritórios (rede local), mas com o passar do tempo a necessidade de trocar informações entre esses módulos de processamento aumentou, dando vez a diversos outros tipos de rede.</text:span><text:span text:style-name="T14"> </text:span><text:span text:style-name="T3">A rede de computadores quebra barreiras geográficas e possibilita que informações sejam compartilhadas entre pessoas e empresas do mundo inteiro, disponibilizando informação local ou globalmente, e são úteis para a prestação de diversos serviços essenciais.</text:span></text:p>
      <text:p text:style-name="P14">Aplicações como enviar e receber email<text:span text:style-name="T1">s</text:span>, assistir vídeo pela TV, ou receber áudio pelo celular e outros serviços que envolvem a transmissão de dados só são possíveis através de uma rede. </text:p>
      <text:p text:style-name="P6"/>
      <text:p text:style-name="P5">OS PRINCIPAIS TIPOS</text:p>
      <text:p text:style-name="P6"/>
      <text:h text:style-name="P10" text:outline-level="3">LAN</text:h>
      <text:p text:style-name="P13"><text:span text:style-name="T9">Esse é o formato com o qual estamos mais habituados. A </text:span><text:span text:style-name="T10">LAN</text:span> <text:span text:style-name="T9">(</text:span><text:span text:style-name="T11">Local Area Networks</text:span><text:span text:style-name="T9">) é uma </text:span><text:span text:style-name="T10">rede local</text:span><text:span text:style-name="T9">, ou seja, de curta distância. Ela conecta dispositivos próximos, reunidos em um mesmo ambiente, por exemplo, o escritório de uma PME ou uma residência.</text:span></text:p>
      <text:h text:style-name="P12" text:outline-level="3">CAN</text:h>
      <text:p text:style-name="P13"><text:span text:style-name="T9">A </text:span><text:span text:style-name="T10">CAN</text:span> <text:span text:style-name="T9">(</text:span><text:span text:style-name="T11">Campus Area Network</text:span><text:span text:style-name="T9">) – ou seja, uma </text:span><text:span text:style-name="T10">rede de campus</text:span> – <text:span text:style-name="T9">possui um propósito bastante parecido com a LAN. Contudo, ela já possui um alcance maior.Sua utilidade é permitir a conexão entre redes de um mesmo complexo ou condomínio, como universidades, hospitais e centros comerciais.</text:span></text:p>
      <text:h text:style-name="P12" text:outline-level="3">MAN</text:h>
      <text:p text:style-name="P13"><text:span text:style-name="T9">Para conectar as redes locais dentro de distâncias maiores, você pode utilizar a </text:span><text:span text:style-name="T10">MAN</text:span> <text:span text:style-name="T9">(</text:span><text:span text:style-name="T11">Metropolitan Area Network</text:span><text:span text:style-name="T9">), que significa </text:span><text:span text:style-name="T10">rede metropolitana</text:span><text:span text:style-name="T9">. Ela pode ser utilizada para estabelecer uma conexão entre escritório que estão em um mesmo município ou cidades vizinhas, cobrindo algumas dezenas de quilômetros.</text:span></text:p>
      <text:h text:style-name="P12" text:outline-level="3">WAN</text:h>
      <text:p text:style-name="P13"><text:span text:style-name="T9">A </text:span><text:span text:style-name="T10">WAN</text:span> <text:span text:style-name="T9">(</text:span><text:span text:style-name="T11">Wide Area Network</text:span><text:span text:style-name="T9">) é uma </text:span><text:span text:style-name="T10">rede de longa distância</text:span><text:span text:style-name="T9">. Sua cobertura é bastante superior à das redes LAN e MAN. Com ela é possível conectar equipamentos em diferentes localidades, de países até continentes.</text:span></text:p>
      <text:h text:style-name="P12" text:outline-level="3">RAN</text:h>
      <text:p text:style-name="P13"><text:span text:style-name="T10">RAN </text:span><text:span text:style-name="T9">é a sigla para </text:span><text:span text:style-name="T13">(</text:span><text:span text:style-name="T11">Regional Area Network</text:span><text:span text:style-name="T12">)</text:span><text:span text:style-name="T9">, em português, </text:span><text:span text:style-name="T10">rede de área regional.</text:span><text:span text:style-name="T9">Conta com alcance maior que as redes do tipo LAN e MAN, porém menor que as WAN. A conexão de alta velocidade, através de fibra ótica, é uma de suas principais características.</text:span></text:p>
      <text:h text:style-name="P12" text:outline-level="3">PAN</text:h>
      <text:p text:style-name="P13"><text:span text:style-name="T9">A rede</text:span><text:span text:style-name="T10"> PAN</text:span> <text:span text:style-name="T9">(</text:span><text:span text:style-name="T11">Personal Area Network</text:span><text:span text:style-name="T9">), que significa </text:span><text:span text:style-name="T10">rede de área pessoal,</text:span><text:span text:style-name="T9"> é a com maior limitação de alcance. Ela conecta apenas aparelhos que estão a uma distância curtíssima, um exemplo desse tipo de rede é o </text:span><text:span text:style-name="T15">Bluetooth</text:span><text:span text:style-name="T10">.</text:span></text:p>
      <text:h text:style-name="P12" text:outline-level="3"><text:soft-page-break/>SAN</text:h>
      <text:p text:style-name="P13"><text:span text:style-name="T9">Já a rede </text:span><text:span text:style-name="T10">SAN</text:span><text:span text:style-name="T19">(</text:span><text:span text:style-name="T18">Storage Area Network</text:span><text:span text:style-name="T17">),</text:span><text:span text:style-name="T9"> em tradução livre, </text:span><text:span text:style-name="T10">rede de área para</text:span> <text:span text:style-name="T10">armazenamento,</text:span><text:span text:style-name="T9"> tem apenas uma função. Portanto, ela é a responsável por armazenar dados da rede e fazer a comunicação entre um servidor e os demais dispositivos.</text:span></text:p>
      <text:h text:style-name="P12" text:outline-level="3">VLAN</text:h>
      <text:p text:style-name="P13"><text:span text:style-name="T10">A versão virtual da rede LAN, a VLAN</text:span><text:span text:style-name="T9">(</text:span><text:span text:style-name="T11">Virtual LAN</text:span><text:span text:style-name="T9">), reúne diversas máquinas de forma lógica e não física. Sendo assim, ela é capaz de dividir uma LAN física, em diversas redes virtuais.</text:span></text:p>
      <text:p text:style-name="P11">TOPOLOGIA DE REDE</text:p>
      <text:p text:style-name="P9"><text:span text:style-name="T5">Topologia de rede é a forma como os dispositivos se conectam e se comunicam entre si em uma estrutura lógica ou física. </text:span><text:span text:style-name="T3">As topologias ajudam a trazer mais organização, performance e usabilidade, qualidades cada vez mais necessárias ao implementar uma rede de computadores.</text:span><text:span text:style-name="T9"> </text:span></text:p>
      <text:p text:style-name="P18"/>
      <text:p text:style-name="P7"><text:span text:style-name="T2">DIFERENTES TOPOLOGIAS DE REDE: </text:span><text:span text:style-name="T6">Vantagens e desvantagens</text:span></text:p>
      <text:h text:style-name="P20" text:outline-level="3"><text:bookmark text:name="anel"/>Anel</text:h>
      <text:p text:style-name="P15">Como o nome sugere, a topologia anel é realizada de forma circular. Isso significa que cada uma das máquinas possui duas máquinas vizinhas, pelas quais é realizada a transmissão de dados. Ou seja, é um círculo de dispositivos conectados, com fluxo de dados unidirecional e repasse por cada <text:span text:style-name="T20">um dos</text:span> nó<text:span text:style-name="T20">s </text:span>até chegar ao seu destino.</text:p>
      <text:p text:style-name="P17"><text:span text:style-name="T7">Esse tipo de topologia é bem eficiente para transmissão de dados sem erros, tem grande confiabilidade e pode ser implementada em grandes redes. Contudo, a falha de um único dispositivo pode prejudicar a estabilidade da rede inteira, o que aumenta os riscos de </text:span><text:span text:style-name="Emphasis"><text:span text:style-name="T7">delay</text:span></text:span><text:span text:style-name="T7">.</text:span></text:p>
      <text:h text:style-name="P16" text:outline-level="3"><text:bookmark text:name="arvore"/>Árvore</text:h>
      <text:p text:style-name="P17"><text:span text:style-name="T7">Esse tipo de topologia recebe esse nome pois a sua disposição lembra os galhos de uma árvore, seguindo uma hierarquia. Essa topologia de rede é feita a partir de um </text:span><text:span text:style-name="Emphasis"><text:span text:style-name="T7">node </text:span></text:span><text:span text:style-name="T7">central, que distribuirá entre os demais dispositivos. Sua principal vantagem é minimizar a vulnerabilidade em comparação com a topologia em anel, além de facilitar a detecção de erros.</text:span></text:p>
      <text:p text:style-name="P15">Contudo, sua desvantagem é justamente o dispositivo central, que se sofrer alguma falha, todos os <text:span text:style-name="T20">outro</text:span>s dispositivos serão afetados.</text:p>
      <text:h text:style-name="P16" text:outline-level="3"><text:bookmark text:name="barramento"/>Barramento</text:h>
      <text:p text:style-name="P15">Um padrão que traz simplicidade e praticidade. Neste tipo, todos os dados circulam por um único cabo. A principal vantagem é que é uma estratégia econômica e versátil, com manutenção simplificada.</text:p>
      <text:p text:style-name="P15"><text:soft-page-break/>Contudo, sua desvantagem é similar ao tipo anel: a rede fica vulnerável diante de falhas de máquinas. Afinal, todas estão centralizadas em um único fluxo.</text:p>
      <text:h text:style-name="P16" text:outline-level="3"><text:bookmark text:name="estrela"/>Estrela</text:h>
      <text:p text:style-name="P15">Aqui, temos braços que partem de um ponto central, em formato de estrela. A vantagem é que a falha isolada não compromete o fluxo, visto que ele parte do nó central em direção aos demais dispositivos. Mas, assim como o tipo árvore, em falhas no nó central, haverá prejuízo em todo o fluxo de dados.</text:p>
      <text:h text:style-name="P16" text:outline-level="3"><text:bookmark text:name="ponto-a-ponto"/>Ponto a ponto</text:h>
      <text:p text:style-name="P15">O tipo ponto a ponto é o que garante a maior simplicidade. Os nós todos se conectam entre si. Por conta dessa característica, é o tipo mais comum em instalações residenciais, como por exemplo, PC1 &gt; Modem &lt; PC2.</text:p>
      <text:p text:style-name="P15">É ideal para estabelecer a comunicação rápida entre dois dispositivos. Sua desvantagem é que não supre as necessidades de instalações grandiosas.</text:p>
      <text:h text:style-name="P16" text:outline-level="3"><text:bookmark text:name="malha"/>Malha</text:h>
      <text:p text:style-name="P15">A topologia malha é bastante conhecida pela sua estabilidade. É feita pela conexão de todos os dispositivos entre si, uma excelente solução para operações robustas. Contudo, quanto maior a quantidade de dispositivos, mais expressivos os custos e a complexidade de instalação.</text:p>
      <text:p text:style-name="P15">A maior vantagem deste tipo é que a falha individual ou mesmo de algumas unidades de dispositivos não é capaz de derrubar a rede, por isso ela é tão estável.</text:p>
      <text:p text:style-name="P15">Sua principal desvantagem é o custo e a complexidade de instalação. É recomendada para operações robustas e é um tipo de topologia de rede que exige um planejamento maior para a implementação.</text:p>
      <text:h text:style-name="P16" text:outline-level="3"><text:bookmark text:name="hibrida"/>Híbrida</text:h>
      <text:p text:style-name="P17"><text:span text:style-name="T7">Assim como o nome já sugere, é um tipo que mescla diferentes tipos de topologia de rede. Pode incluir dois ou mais tipos de padrões e é amplamente utilizado, justamente por fornecer </text:span><text:soft-page-break/><text:span text:style-name="T7">uma solução flexível e personalizável. Sua maior vantagem é a </text:span><text:span text:style-name="Strong_20_Emphasis"><text:span text:style-name="T8">adaptabilidade</text:span></text:span><text:span text:style-name="T8">,</text:span><text:span text:style-name="T7"> de acordo com a quantidade de dispositivos e orçamento disponível.</text:span></text:p>
      <text:p text:style-name="P15">Já a sua maior desvantagem é a complexidade e assim como o tipo malha, exige um maior planejamento.</text:p>
      <text:p text:style-name="P19"/>
      <text:p text:style-name="P1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6T20:04:42.938000000</meta:creation-date>
    <dc:date>2024-05-03T21:46:56.303000000</dc:date>
    <meta:editing-duration>PT17M27S</meta:editing-duration>
    <meta:editing-cycles>7</meta:editing-cycles>
    <meta:generator>LibreOffice/7.2.3.2$Windows_X86_64 LibreOffice_project/d166454616c1632304285822f9c83ce2e660fd92</meta:generator>
    <meta:document-statistic meta:table-count="0" meta:image-count="0" meta:object-count="0" meta:page-count="7" meta:paragraph-count="49" meta:word-count="1052" meta:character-count="6433" meta:non-whitespace-character-count="5426"/>
  </office:meta>
</office:document-meta>
</file>